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ef18" officeooo:paragraph-rsid="001e992a"/>
    </style:style>
    <style:style style:name="P2" style:family="paragraph" style:parent-style-name="Standard">
      <style:text-properties officeooo:paragraph-rsid="001e992a"/>
    </style:style>
    <style:style style:name="P3" style:family="paragraph" style:parent-style-name="Standard">
      <style:text-properties officeooo:rsid="001e992a" officeooo:paragraph-rsid="001e992a"/>
    </style:style>
    <style:style style:name="P4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5" style:family="paragraph" style:parent-style-name="Standard">
      <style:text-properties fo:color="#d4d4d4" loext:opacity="100%" officeooo:rsid="001e992a" officeooo:paragraph-rsid="001e992a" fo:background-color="#1e1e1e"/>
    </style:style>
    <style:style style:name="P6" style:family="paragraph" style:parent-style-name="Standard">
      <style:text-properties fo:color="#d4d4d4" loext:opacity="100%" officeooo:rsid="00211c77" officeooo:paragraph-rsid="00211c77" fo:background-color="#1e1e1e"/>
    </style:style>
    <style:style style:name="P7" style:family="paragraph" style:parent-style-name="Standard">
      <style:text-properties fo:color="#d4d4d4" loext:opacity="100%" style:font-name="Consolas" fo:font-size="10.5pt" fo:font-weight="normal" officeooo:rsid="001f565c" officeooo:paragraph-rsid="001f565c" fo:background-color="#1e1e1e"/>
    </style:style>
    <style:style style:name="P8" style:family="paragraph" style:parent-style-name="Standard">
      <style:text-properties fo:color="#d4d4d4" loext:opacity="100%" style:font-name="Consolas" fo:font-size="10.5pt" fo:font-weight="normal" officeooo:rsid="001fbbd6" officeooo:paragraph-rsid="001fbbd6" fo:background-color="#1e1e1e"/>
    </style:style>
    <style:style style:name="P9" style:family="paragraph" style:parent-style-name="Standard">
      <style:text-properties officeooo:rsid="001f565c" officeooo:paragraph-rsid="001f565c"/>
    </style:style>
    <style:style style:name="P10" style:family="paragraph" style:parent-style-name="Standard">
      <style:text-properties officeooo:rsid="001fbbd6" officeooo:paragraph-rsid="001fbbd6"/>
    </style:style>
    <style:style style:name="P11" style:family="paragraph" style:parent-style-name="Standard">
      <style:text-properties officeooo:rsid="00211c77" officeooo:paragraph-rsid="00211c77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Consolas" fo:font-size="10.5pt" fo:font-weight="normal"/>
    </style:style>
    <style:style style:name="T4" style:family="text">
      <style:text-properties fo:color="#ce9178" loext:opacity="100%" style:font-name="Consolas" fo:font-size="10.5pt" fo:font-weight="normal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10.5pt" fo:font-weight="normal"/>
    </style:style>
    <style:style style:name="T7" style:family="text">
      <style:text-properties fo:color="#4ec9b0" loext:opacity="100%"/>
    </style:style>
    <style:style style:name="T8" style:family="text">
      <style:text-properties fo:color="#4ec9b0" loext:opacity="100%" style:font-name="Consolas" fo:font-size="10.5pt" fo:font-weight="normal"/>
    </style:style>
    <style:style style:name="T9" style:family="text">
      <style:text-properties fo:color="#dcdcaa" loext:opacity="100%" style:font-name="Consolas" fo:font-size="10.5pt" fo:font-weight="normal"/>
    </style:style>
    <style:style style:name="T10" style:family="text">
      <style:text-properties fo:color="#c586c0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Creo progetto,installo tailwind con auth e disinstallo e rinstallo laravel/mix per evitare problemi</text:p>
      <text:p text:style-name="P2">composer create-project --prefer-dist laravel/laravel Blog-manual</text:p>
      <text:p text:style-name="P2"/>
      <text:p text:style-name="P2">composer require laravel-frontend-presets/tailwindcss --dev </text:p>
      <text:p text:style-name="P2"/>
      <text:p text:style-name="P2">php artisan ui tailwindcss --auth <text:s text:c="15"/></text:p>
      <text:p text:style-name="P2"/>
      <text:p text:style-name="P2">npm remove laravel-mix </text:p>
      <text:p text:style-name="P2"/>
      <text:p text:style-name="P2">npm install laravel-mix --save-dev </text:p>
      <text:p text:style-name="P2"/>
      <text:p text:style-name="P2">npm install cross-env --save-dev </text:p>
      <text:p text:style-name="P2"/>
      <text:p text:style-name="P3">npm run watch</text:p>
      <text:p text:style-name="P3"/>
      <text:p text:style-name="P3">2-Creo database e lancio php artisan migrate in modo tale da poter iniziare a registrare user</text:p>
      <text:p text:style-name="P3">Dentro providers/routeservicesprovider e dentro controllers/auto/registercontroller posso decidere che pagina mostrare dopo essersi loggati</text:p>
      <text:p text:style-name="P3">1-Dentro routeserviceprovider definisco endpoint </text:p>
      <text:p text:style-name="P3"/>
      <text:p text:style-name="P5">    <text:span text:style-name="T3">public</text:span><text:span text:style-name="T1"> </text:span><text:span text:style-name="T3">const</text:span><text:span text:style-name="T1"> HOME = </text:span><text:span text:style-name="T4">'/home'</text:span><text:span text:style-name="T1">;</text:span></text:p>
      <text:p text:style-name="P4">    <text:span text:style-name="T3">public</text:span><text:span text:style-name="T1"> </text:span><text:span text:style-name="T3">const</text:span><text:span text:style-name="T1"> TEST =</text:span><text:span text:style-name="T4">'/test'</text:span><text:span text:style-name="T1">;</text:span></text:p>
      <text:p text:style-name="P3"/>
      <text:p text:style-name="P9">dentro registercontroller richiamo endpoint da far apparire dopo registrazione</text:p>
      <text:p text:style-name="P7"><text:span text:style-name="T2">protected</text:span> <text:span text:style-name="T5">$redirectTo</text:span> = <text:span text:style-name="T7">RouteServiceProvider</text:span>::TEST;</text:p>
      <text:p text:style-name="P9"/>
      <text:p text:style-name="P10">o</text:p>
      <text:p text:style-name="P10"/>
      <text:p text:style-name="P8"><text:span text:style-name="T2">protected</text:span> <text:span text:style-name="T5">$redirectTo</text:span> = <text:span text:style-name="T7">RouteServiceProvider</text:span>::HOME;</text:p>
      <text:p text:style-name="P10"/>
      <text:p text:style-name="P10">a seconda se voglio far comparire test o home</text:p>
      <text:p text:style-name="P10"/>
      <text:p text:style-name="P11">dentro</text:p>
      <text:p text:style-name="P11"/>
      <text:p text:style-name="P6">    <text:span text:style-name="T3">protected</text:span><text:span text:style-name="T1"> </text:span><text:span text:style-name="T3">function</text:span><text:span text:style-name="T1"> </text:span><text:span text:style-name="T9">validator</text:span><text:span text:style-name="T1">(</text:span><text:span text:style-name="T3">array</text:span><text:span text:style-name="T1"> </text:span><text:span text:style-name="T6">$data</text:span><text:span text:style-name="T1">)</text:span></text:p>
      <text:p text:style-name="P4">    <text:span text:style-name="T1">{</text:span></text:p>
      <text:p text:style-name="P4">        <text:span text:style-name="T10">return</text:span><text:span text:style-name="T1"> </text:span><text:span text:style-name="T8">Validator</text:span><text:span text:style-name="T1">::</text:span><text:span text:style-name="T9">make</text:span><text:span text:style-name="T1">(</text:span><text:span text:style-name="T6">$data</text:span><text:span text:style-name="T1">, [</text:span></text:p>
      <text:p text:style-name="P4">            <text:span text:style-name="T4">'name'</text:span><text:span text:style-name="T1"> =&gt; [</text:span><text:span text:style-name="T4">'required'</text:span><text:span text:style-name="T1">, </text:span><text:span text:style-name="T4">'string'</text:span><text:span text:style-name="T1">, </text:span><text:span text:style-name="T4">'max:255'</text:span><text:span text:style-name="T1">],</text:span></text:p>
      <text:p text:style-name="P4">            <text:span text:style-name="T4">'email'</text:span><text:span text:style-name="T1"> =&gt; [</text:span><text:span text:style-name="T4">'required'</text:span><text:span text:style-name="T1">, </text:span><text:span text:style-name="T4">'string'</text:span><text:span text:style-name="T1">, </text:span><text:span text:style-name="T4">'email'</text:span><text:span text:style-name="T1">, </text:span><text:span text:style-name="T4">'max:255'</text:span><text:span text:style-name="T1">, </text:span><text:span text:style-name="T4">'unique:users'</text:span><text:span text:style-name="T1">],</text:span></text:p>
      <text:p text:style-name="P4">            <text:span text:style-name="T4">'password'</text:span><text:span text:style-name="T1"> =&gt; [</text:span><text:span text:style-name="T4">'required'</text:span><text:span text:style-name="T1">, </text:span><text:span text:style-name="T4">'string'</text:span><text:span text:style-name="T1">, </text:span><text:span text:style-name="T4">'min:8'</text:span><text:span text:style-name="T1">, </text:span><text:span text:style-name="T4">'confirmed'</text:span><text:span text:style-name="T1">],</text:span></text:p>
      <text:p text:style-name="P4">        <text:span text:style-name="T1">]);</text:span></text:p>
      <text:p text:style-name="P4">    <text:span text:style-name="T1">}</text:span></text:p>
      <text:p text:style-name="P11"/>
      <text:p text:style-name="P11">posso definire cosa e come verificare e rendere obbligatori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6T22:16:33.043000000</dc:date>
    <meta:editing-duration>PT26M9S</meta:editing-duration>
    <meta:editing-cycles>3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28" meta:word-count="153" meta:character-count="1329" meta:non-whitespace-character-count="1116"/>
  </office:meta>
</office:document-meta>
</file>